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17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닌자 일섬</text:p>
          </table:table-cell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 table:style-name="ce50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문경새재</text:p>
          </table:table-cell>
          <table:table-cell table:style-name="ce15" office:value-type="string" calcext:value-type="string">
            <text:p>Seonbi : Scholar of Joseon</text:p>
          </table:table-cell>
          <table:table-cell table:style-name="ce14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number-columns-repeated="2" table:style-name="ce14" office:value-type="string" calcext:value-type="string">
            <text:p>Team ETTU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조선메타실록</text:p>
          </table:table-cell>
          <table:table-cell table:style-name="ce15" office:value-type="string" calcext:value-type="string">
            <text:p>Korea Dynasty</text:p>
          </table:table-cell>
          <table:table-cell table:style-name="ce14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number-columns-repeated="2" table:style-name="ce14" office:value-type="string" calcext:value-type="string">
            <text:p>(주)행복한다람쥐단( Happy Daram Inc. )</text:p>
          </table:table-cell>
          <table:table-cell table:style-name="ce26"/>
          <table:table-cell table:style-name="ce28"/>
          <table:table-cell table:style-name="ce37" office:value-type="string" calcext:value-type="string">
            <text:p>인천광역시 부평구 부평대로 293 부평테크시티 909호( 대표 이현정 )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OTORI</text:p>
          </table:table-cell>
          <table:table-cell table:style-name="ce14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14" office:value-type="string" calcext:value-type="string">
            <text:p>Indev-studio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Garden Cafe</text:p>
          </table:table-cell>
          <table:table-cell table:style-name="ce14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gardencafe" xlink:type="simple">https://tumblbug.com/minigarden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roma</text:p>
          </table:table-cell>
          <table:table-cell table:style-name="ce14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Cosmos</text:p>
          </table:table-cell>
          <table:table-cell table:style-name="ce14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Bakery</text:p>
          </table:table-cell>
          <table:table-cell table:style-name="ce14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Cafe</text:p>
          </table:table-cell>
          <table:table-cell table:style-name="ce14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cafe" xlink:type="simple">https://tumblbug.com/ministar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Fishing</text:p>
          </table:table-cell>
          <table:table-cell table:style-name="ce14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Survivor</text:p>
          </table:table-cell>
          <table:table-cell table:style-name="ce14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survivor" xlink:type="simple">https://tumblbug.com/ministarsurvivor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 Vol. 2</text:p>
          </table:table-cell>
          <table:table-cell table:style-name="ce14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400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17:list.L17">
            <calcext:condition calcext:apply-style-name="Accent" calcext:value="=b" calcext:base-cell-address="list.L17"/>
          </calcext:conditional-format>
          <calcext:conditional-format calcext:target-range-address="list.B3:list.B163">
            <calcext:condition calcext:apply-style-name="Error" calcext:value="duplicate" calcext:base-cell-address="list.B3"/>
          </calcext:conditional-format>
          <calcext:conditional-format calcext:target-range-address="list.C3:list.C163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42:list.C143" table:on-update-keep-styles="true" table:on-update-keep-size="false"/>
        <table:database-range table:name="__Anonymous_Sheet_DB__0" table:target-range-address="list.B2:list.H16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7">00/00/0000</text:date>, <text:time style:data-style-name="N2" text:time-value="19:07:09.84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2-07T19:19:41.500000000</dc:date>
    <meta:editing-duration>P1DT10H2M48S</meta:editing-duration>
    <meta:editing-cycles>466</meta:editing-cycles>
    <meta:document-statistic meta:table-count="1" meta:cell-count="1244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'
	' 유니코드 범위 체크 : 한글 : AC00 ~ D7FF
	'
	IsKorean = ( b( 1 ) &gt;= &amp;HAC And b( 1 ) &lt; &amp;HD8 )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Function IsTargetLanguage( code as Long ) as Boolean

	IsTargetLanguage = True

End Function



'
' 출력
'
Function ExportList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
		
		'
		'
		'
		If IsTargetLanguage( current_code ) = False Then
			GoTo Continue
		End If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
	
	For cur_x = StartX to end_x
		If sheet.getCellByPosition( cur_x, 0 ).String = "" Then
			cur_x = cur_x - 1
			Exit For
		EndIf
	Next cur_x
	ret.w = cur_x
		
	'
	' H
	'
	Dim cur_y as Long
	Dim end_y as Long : end_y = sheet.Rows.Count - 1
	
	For cur_y = StartY to end_y
		If sheet.getCellByPosition( 0, cur_y ).String = "" Then
			cur_y = cur_y - 1
			Exit For
		EndIf
	Next cur_y
	ret.h = cur_y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pf.WriteLine( active_area.h - StartY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ExportList( sheet, active_area.h, 1, 2, pf )
			
			'
			' Write : Others
			'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ExportList( sheet, active_area.h, 2, 1, pf )
			
			'
			' Write : Others
			'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